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66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subtitle">
      <style:graphic-properties draw:fill-color="#ffffff" fo:min-height="14cm"/>
      <style:paragraph-properties style:writing-mode="lr-tb"/>
    </style:style>
    <style:style style:name="pr6" style:family="presentation" style:parent-style-name="Midnightblue-notes">
      <style:graphic-properties draw:fill-color="#ffffff" fo:min-height="13.364cm"/>
      <style:paragraph-properties style:writing-mode="lr-tb"/>
    </style:style>
    <style:style style:name="pr7" style:family="presentation" style:parent-style-name="Midnightblue-outline1">
      <style:graphic-properties fo:min-height="13.75cm"/>
      <style:paragraph-properties style:writing-mode="lr-tb"/>
    </style:style>
    <style:style style:name="pr8" style:family="presentation" style:parent-style-name="Midnightblue-outline1">
      <style:graphic-properties fo:min-height="6.427cm"/>
      <style:paragraph-properties style:writing-mode="lr-tb"/>
    </style:style>
    <style:style style:name="pr9" style:family="presentation" style:parent-style-name="Midnightblue2_5f_-title">
      <style:graphic-properties fo:min-height="5.75cm"/>
      <style:paragraph-properties style:writing-mode="lr-tb"/>
    </style:style>
    <style:style style:name="pr10" style:family="presentation" style:parent-style-name="Midnightblue2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T1" style:family="text">
      <style:text-properties fo:font-size="32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663cm" svg:x="1cm" svg:y="10.5cm" presentation:class="title" presentation:user-transformed="true">
          <draw:text-box>
            <text:p>Programação Web</text:p>
          </draw:text-box>
        </draw:frame>
        <draw:frame presentation:style-name="pr2" draw:text-style-name="P2" draw:layer="layout" svg:width="26cm" svg:height="5.5cm" svg:x="1cm" svg:y="14.5cm" presentation:class="subtitle">
          <draw:text-box>
            <text:p>C. T. Informática</text:p>
            <text:p>Prof. Vinícius Alves Ha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1T0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placeholder="true" presentation:user-transformed="true">
          <draw:text-box/>
        </draw:frame>
        <draw:frame presentation:style-name="pr5" draw:text-style-name="P3" draw:layer="layout" svg:width="26cm" svg:height="14cm" svg:x="1cm" svg:y="5.5cm" presentation:class="subtitle">
          <draw:text-box>
            <text:p><text:span text:style-name="T1">HTML (HyperText Markup Language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4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HTML básico</text:p>
          </draw:text-box>
        </draw:frame>
        <draw:frame presentation:style-name="pr7" draw:text-style-name="P1" draw:layer="layout" svg:width="26cm" svg:height="6.677cm" svg:x="1cm" svg:y="5.5cm" presentation:class="outline" presentation:user-transformed="true">
          <draw:text-box>
            <text:list text:style-name="L2">
              <text:list-item>
                <text:p>Criar um arquivo com o contéudo abaixo</text:p>
              </text:list-item>
              <text:list-item>
                <text:p>Salvar com uma extensão .html Exemplo: pagina.html</text:p>
              </text:list-item>
              <text:list-item>
                <text:p>Abrir o arquivo pelo navegador (<text:span text:style-name="T2">browser</text:span>)</text:p>
              </text:list-item>
            </text:list>
          </draw:text-box>
        </draw:frame>
        <draw:frame presentation:style-name="pr7" draw:text-style-name="P1" draw:layer="layout" svg:width="26cm" svg:height="6.677cm" svg:x="1cm" svg:y="12.812cm" presentation:class="outline">
          <draw:text-box>
            <text:list text:style-name="L2">
              <text:list-header>
                <text:p text:style-name="P5"><text:span text:style-name="T3">&lt;html&gt;</text:span></text:p>
                <text:list>
                  <text:list-header>
                    <text:p>&lt;head&gt;</text:p>
                    <text:p>&lt;/head&gt;</text:p>
                    <text:p>&lt;body&gt;</text:p>
                    <text:list>
                      <text:list-header>
                        <text:p>&lt;p&gt;Meu primeiro site&lt;/p&gt;</text:p>
                      </text:list-header>
                    </text:list>
                    <text:p>&lt;/body&gt;</text:p>
                  </text:list-header>
                </text:list>
                <text:p text:style-name="P5"><text:span text:style-name="T3">&lt;/html&gt;</text:span></text:p>
                <text:p text:style-name="P5"/>
              </text:list-header>
              <text:list-item>
                <text:p text:style-name="P5"/>
              </text:list-item>
              <text:list-item>
                <text:p text:style-name="P5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4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Tipos de tags</text:p>
          </draw:text-box>
        </draw:frame>
        <draw:frame presentation:style-name="pr8" draw:text-style-name="P1" draw:layer="layout" svg:width="26cm" svg:height="6.677cm" svg:x="1cm" svg:y="5.5cm" presentation:class="outline" presentation:user-transformed="true">
          <draw:text-box>
            <text:list text:style-name="L2">
              <text:list-item>
                <text:p>Que tem abertura e fechamento:</text:p>
                <text:p>&lt;tag&gt;CONTEUDO&lt;/tag&gt;</text:p>
              </text:list-item>
            </text:list>
          </draw:text-box>
        </draw:frame>
        <draw:frame presentation:style-name="pr8" draw:text-style-name="P1" draw:layer="layout" svg:width="26cm" svg:height="6.677cm" svg:x="1cm" svg:y="12.812cm" presentation:class="outline">
          <draw:text-box>
            <text:list text:style-name="L2">
              <text:list-item>
                <text:p>Autocontidas</text:p>
                <text:p>&lt;tag /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3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Tag &lt;p&gt;</text:p>
          </draw:text-box>
        </draw:frame>
        <draw:frame presentation:style-name="pr7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1">Uma das tags mais comuns. Usada para criar parágrafos</text:p>
                <text:p text:style-name="P1"/>
                <text:p text:style-name="P1">&lt;p&gt;Conteúdo&lt;/p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3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Outras tags importantes: h1 à h6</text:p>
          </draw:text-box>
        </draw:frame>
        <draw:frame presentation:style-name="pr7" draw:text-style-name="P1" draw:layer="layout" svg:width="26cm" svg:height="14cm" svg:x="1cm" svg:y="5.5cm" presentation:class="outline">
          <draw:text-box>
            <text:list text:style-name="L2">
              <text:list-item>
                <text:p>h1, h2, h3, h4, h5 e h6 são usados para títulos</text:p>
                <text:p>&lt;h1&gt;Titulo tamanho 1&lt;/h1&gt;</text:p>
                <text:p text:style-name="P5">&lt;h2&gt;Titulo tamanho 2&lt;/h2&gt;</text:p>
                <text:p text:style-name="P5">&lt;h3&gt;Titulo tamanho 3&lt;/h3&gt;</text:p>
                <text:p text:style-name="P5">&lt;h4&gt;Titulo tamanho 4&lt;/h4&gt;</text:p>
                <text:p text:style-name="P5">&lt;h5&gt;Titulo tamanho 5&lt;/h5&gt;</text:p>
                <text:p text:style-name="P5">&lt;h6&gt;Titulo tamanho 6&lt;/h6&gt;</text:p>
                <text:p text:style-name="P5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3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Outras tags importantes: h1 à h6</text:p>
          </draw:text-box>
        </draw:frame>
        <draw:frame presentation:style-name="pr7" draw:text-style-name="P1" draw:layer="layout" svg:width="26cm" svg:height="14cm" svg:x="1cm" svg:y="5.5cm" presentation:class="outline">
          <draw:text-box>
            <text:list text:style-name="L2">
              <text:list-item>
                <text:p>h1, h2, h3, h4, h5 e h6 são usados para títulos</text:p>
                <text:p>&lt;h1&gt;Titulo tamanho 1&lt;/h1&gt;</text:p>
                <text:p text:style-name="P5">&lt;h2&gt;Titulo tamanho 2&lt;/h2&gt;</text:p>
                <text:p text:style-name="P5">&lt;h3&gt;Titulo tamanho 3&lt;/h3&gt;</text:p>
                <text:p text:style-name="P5">&lt;h4&gt;Titulo tamanho 4&lt;/h4&gt;</text:p>
                <text:p text:style-name="P5">&lt;h5&gt;Titulo tamanho 5&lt;/h5&gt;</text:p>
                <text:p text:style-name="P5">&lt;h6&gt;Titulo tamanho 6&lt;/h6&gt;</text:p>
                <text:p text:style-name="P5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3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Outras tags importantes: a</text:p>
          </draw:text-box>
        </draw:frame>
        <draw:frame presentation:style-name="pr7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A tag a é usada para ligações entre páginas:</text:p>
              </text:list-item>
              <text:list-item>
                <text:p>&lt;a href=”http://google.com”&gt;Link para o Google&lt;/a&gt;</text:p>
              </text:list-item>
              <text:list-item>
                <text:p>&lt;a href=”outrapagina.html”&gt;Link para uma outra página&lt;/a&gt;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2_5f_" presentation:presentation-page-layout-name="AL3T1">
        <office:forms form:automatic-focus="false" form:apply-design-mode="false"/>
        <draw:frame presentation:style-name="pr9" draw:text-style-name="P1" draw:layer="layout" svg:width="13cm" svg:height="6cm" svg:x="7.5cm" svg:y="7.5cm" presentation:class="title">
          <draw:text-box>
            <text:p>Dúvidas?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Noto Sans Regular" fo:font-family="'Noto Sans Regular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line-height="150%"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/>
      <style:text-properties style:font-name="Noto Sans Black" fo:font-family="'Noto Sans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style:font-name="Noto Sans SemiBold1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Noto Sans Regular" fo:font-family="'Noto Sans Regular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 Regular" fo:font-family="'Noto Sans Regular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_5f_-background" style:display-name="Midnightblue2_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_5f_-backgroundobjects" style:display-name="Midnightblue2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_5f_-notes" style:display-name="Midnightblue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_5f_-outline1" style:display-name="Midnightblue2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_5f_-outline1" style:display-name="Midnightblue2_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_5f_-outline2" style:display-name="Midnightblue2_-outline2" style:family="presentation" style:parent-style-name="Midnightblue2_5f_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_5f_-outline3" style:display-name="Midnightblue2_-outline3" style:family="presentation" style:parent-style-name="Midnightblue2_5f_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_5f_-outline4" style:display-name="Midnightblue2_-outline4" style:family="presentation" style:parent-style-name="Midnightblue2_5f_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_5f_-outline5" style:display-name="Midnightblue2_-outline5" style:family="presentation" style:parent-style-name="Midnightblue2_5f_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_5f_-outline6" style:display-name="Midnightblue2_-outline6" style:family="presentation" style:parent-style-name="Midnightblue2_5f_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_5f_-outline7" style:display-name="Midnightblue2_-outline7" style:family="presentation" style:parent-style-name="Midnightblue2_5f_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_5f_-outline8" style:display-name="Midnightblue2_-outline8" style:family="presentation" style:parent-style-name="Midnightblue2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_5f_-outline9" style:display-name="Midnightblue2_-outline9" style:family="presentation" style:parent-style-name="Midnightblue2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_5f_-subtitle" style:display-name="Midnightblue2_-subtitle" style:family="presentation">
      <style:graphic-properties draw:stroke="none" draw:fill="none" draw:textarea-vertical-align="middle">
        <text:list-style style:name="Midnightblue2_5f_-subtitle" style:display-name="Midnightblue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_5f_-title" style:display-name="Midnightblue2_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_5f_-title" style:display-name="Midnightblue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gr5" style:family="graphic" style:parent-style-name="standard">
      <style:graphic-properties draw:stroke="none" draw:fill-color="#ffffff" draw:textarea-vertical-align="middle" draw:auto-grow-height="false" fo:min-height="6.75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Midnightblue2_5f_-backgroundobjects">
      <style:graphic-properties draw:stroke="none" draw:fill="none" draw:auto-grow-height="false" fo:min-height="1.449cm"/>
      <style:paragraph-properties style:writing-mode="lr-tb"/>
    </style:style>
    <style:style style:name="Mpr17" style:family="presentation" style:parent-style-name="Midnightblue2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8" style:family="presentation" style:parent-style-name="Midnightblue2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Midnightblue2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_5f_" style:display-name="Midnightblue2_" style:page-layout-name="PM1" draw:style-name="Mdp2">
      <draw:custom-shape draw:style-name="Mgr5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_5f_-title" draw:layer="backgroundobjects" svg:width="13cm" svg:height="6cm" svg:x="7.5cm" svg:y="7.5cm" presentation:class="title" presentation:placeholder="true">
        <draw:text-box/>
      </draw:frame>
      <draw:frame presentation:style-name="Midnightblue2_5f_-outline1" draw:layer="backgroundobjects" svg:width="17.5cm" svg:height="6cm" svg:x="9.5cm" svg:y="14cm" presentation:class="outline" presentation:placeholder="true">
        <draw:text-box/>
      </draw:frame>
      <draw:frame presentation:style-name="Mpr16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6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7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draw:page-thumbnail presentation:style-name="Midnightblue2_5f_-title" draw:layer="backgroundobjects" svg:width="14.848cm" svg:height="11.136cm" svg:x="3.075cm" svg:y="2.257cm" presentation:class="page"/>
        <draw:frame presentation:style-name="Midnightblue2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8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9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9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05T10:44:28.686722814</meta:creation-date>
    <meta:editing-duration>PT14H28M21S</meta:editing-duration>
    <meta:editing-cycles>45</meta:editing-cycles>
    <meta:generator>LibreOffice/7.3.7.2$Linux_X86_64 LibreOffice_project/30$Build-2</meta:generator>
    <dc:title>Midnightblue</dc:title>
    <dc:date>2025-03-27T21:16:37.961113150</dc:date>
    <dc:creator>Vinícius Alves Hax</dc:creator>
    <meta:document-statistic meta:object-count="97"/>
  </office:meta>
</office:document-meta>
</file>